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1. Miałem Pana</text:span><text:span text:style-name="T1"><text:line-break/></text:span><text:span text:style-name="T1">zawsze przed oczami,</text:span><text:span text:style-name="T1"><text:line-break/></text:span><text:span text:style-name="T1">zawsze miałem Pana</text:span><text:span text:style-name="T1"><text:line-break/></text:span><text:span text:style-name="T1"> Gdyż stoi</text:span><text:span text:style-name="T1"><text:line-break/></text:span><text:span text:style-name="T1">po mojej prawicy,</text:span><text:span text:style-name="T1"><text:line-break/></text:span><text:span text:style-name="T1">abym się nie zachwia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Ref.: Dlatego cieszy się,</text:span><text:span text:style-name="T1"><text:line-break/></text:span><text:span text:style-name="T1">cieszy się me serce</text:span><text:span text:style-name="T1"><text:line-break/></text:span><text:span text:style-name="T1">i raduje język</text:span><text:span text:style-name="T1"><text:line-break/></text:span><text:span text:style-name="T1">Także ciało moje</text:span><text:span text:style-name="T1"><text:line-break/></text:span><text:span text:style-name="T1">spoczywa w nadziei,</text:span><text:span text:style-name="T1"><text:line-break/></text:span><text:span text:style-name="T1">spoczywa w nadzie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2. Że nie zostawisz</text:span><text:span text:style-name="T1"><text:line-break/></text:span><text:span text:style-name="T1">duszy mej w otchłani,</text:span><text:span text:style-name="T1"><text:line-break/></text:span><text:span text:style-name="T1">nie zostawisz</text:span><text:span text:style-name="T1"><text:line-break/></text:span><text:span text:style-name="T1">Ani nie dasz</text:span><text:span text:style-name="T1"><text:line-break/></text:span><text:span text:style-name="T1">świętemu Twemu</text:span><text:span text:style-name="T1"><text:line-break/></text:span><text:span text:style-name="T1">ulec skażeni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-0.001cm" presentation:class="title" presentation:user-transformed="true">
          <draw:text-box>
            <text:p text:style-name="P1"><text:span text:style-name="T1">Ref.: Dajesz mi poznać wszystkie drogi życia,</text:span><text:span text:style-name="T1"><text:line-break/></text:span><text:span text:style-name="T1">dajesz mi poznać</text:span><text:span text:style-name="T1"><text:line-break/></text:span><text:span text:style-name="T1">I napełniasz mnie,</text:span><text:span text:style-name="T1"><text:line-break/></text:span><text:span text:style-name="T1">mnie radością Swoją</text:span><text:span text:style-name="T1"><text:line-break/></text:span><text:span text:style-name="T1">przed Obliczem Twoi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3. Miałem Pana</text:span><text:span text:style-name="T1"><text:line-break/></text:span><text:span text:style-name="T1">zawsze przed oczami,</text:span><text:span text:style-name="T1"><text:line-break/></text:span><text:span text:style-name="T1">zawsze miałem Pana</text:span><text:span text:style-name="T1"><text:line-break/></text:span><text:span text:style-name="T1"> Gdyż stoi</text:span><text:span text:style-name="T1"><text:line-break/></text:span><text:span text:style-name="T1">po mojej prawicy,</text:span><text:span text:style-name="T1"><text:line-break/></text:span><text:span text:style-name="T1">abym się nie zachwiał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9-03-06T15:10:54</meta:creation-date>
    <dc:creator>Rafał Talacha</dc:creator>
    <dc:date>2009-03-06T15:15:58</dc:date>
    <dc:language>pl-PL</dc:language>
    <meta:editing-cycles>2</meta:editing-cycles>
    <meta:editing-duration>PT5M6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